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b7205" officeooo:paragraph-rsid="003d411d"/>
    </style:style>
    <style:style style:name="P8" style:family="paragraph" style:parent-style-name="Table_20_Contents">
      <style:text-properties officeooo:rsid="001b7205" officeooo:paragraph-rsid="0032694d"/>
    </style:style>
    <style:style style:name="P9" style:family="paragraph" style:parent-style-name="Table_20_Contents">
      <style:text-properties officeooo:rsid="001b7205" officeooo:paragraph-rsid="00344e38"/>
    </style:style>
    <style:style style:name="P10" style:family="paragraph" style:parent-style-name="Table_20_Contents">
      <style:text-properties officeooo:rsid="001c2620" officeooo:paragraph-rsid="001c2620"/>
    </style:style>
    <style:style style:name="P11" style:family="paragraph" style:parent-style-name="Table_20_Contents">
      <style:text-properties officeooo:rsid="001c2620" officeooo:paragraph-rsid="003d411d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ext_20_body">
      <style:paragraph-properties fo:text-align="center" style:justify-single-word="false"/>
      <style:text-properties officeooo:paragraph-rsid="00246b53"/>
    </style:style>
    <style:style style:name="P14" style:family="paragraph" style:parent-style-name="Table_20_Contents">
      <style:text-properties officeooo:paragraph-rsid="002697ab"/>
    </style:style>
    <style:style style:name="P15" style:family="paragraph" style:parent-style-name="Standard">
      <style:text-properties officeooo:paragraph-rsid="002b1175"/>
    </style:style>
    <style:style style:name="P16" style:family="paragraph" style:parent-style-name="Table_20_Contents">
      <style:text-properties officeooo:rsid="002da218" officeooo:paragraph-rsid="002f5eb3"/>
    </style:style>
    <style:style style:name="P17" style:family="paragraph" style:parent-style-name="Table_20_Contents">
      <style:text-properties officeooo:paragraph-rsid="0035ca71"/>
    </style:style>
    <style:style style:name="P18" style:family="paragraph" style:parent-style-name="Table_20_Contents">
      <style:text-properties officeooo:paragraph-rsid="002e2d3e"/>
    </style:style>
    <style:style style:name="P19" style:family="paragraph" style:parent-style-name="Table_20_Contents">
      <style:text-properties officeooo:paragraph-rsid="003cd703"/>
    </style:style>
    <style:style style:name="P20" style:family="paragraph" style:parent-style-name="Table_20_Contents">
      <style:text-properties officeooo:paragraph-rsid="0032694d"/>
    </style:style>
    <style:style style:name="P21" style:family="paragraph" style:parent-style-name="Table_20_Contents">
      <style:text-properties officeooo:rsid="0035ca71" officeooo:paragraph-rsid="0035ca7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56adb" style:font-size-asian="12pt" style:font-size-complex="12pt"/>
    </style:style>
    <style:style style:name="T5" style:family="text">
      <style:text-properties fo:font-size="12pt" officeooo:rsid="003cbc81" style:font-size-asian="12pt" style:font-size-complex="12pt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cbc81" style:font-size-asian="14pt" style:font-size-complex="14pt"/>
    </style:style>
    <style:style style:name="T15" style:family="text">
      <style:text-properties fo:font-size="14pt" officeooo:rsid="003dfce8" style:font-size-asian="14pt" style:font-size-complex="14pt"/>
    </style:style>
    <style:style style:name="T16" style:family="text">
      <style:text-properties officeooo:rsid="000aa02c"/>
    </style:style>
    <style:style style:name="T17" style:family="text">
      <style:text-properties officeooo:rsid="0036e770"/>
    </style:style>
    <style:style style:name="T18" style:family="text">
      <style:text-properties officeooo:rsid="003d9604"/>
    </style:style>
    <style:style style:name="T19" style:family="text">
      <style:text-properties officeooo:rsid="002e1f4c"/>
    </style:style>
    <style:style style:name="T20" style:family="text">
      <style:text-properties officeooo:rsid="002faa2e"/>
    </style:style>
    <style:style style:name="T21" style:family="text">
      <style:text-properties officeooo:rsid="002aee4a"/>
    </style:style>
    <style:style style:name="T22" style:family="text">
      <style:text-properties officeooo:rsid="00310977"/>
    </style:style>
    <style:style style:name="T23" style:family="text">
      <style:text-properties officeooo:rsid="002e2d3e"/>
    </style:style>
    <style:style style:name="T24" style:family="text">
      <style:text-properties officeooo:rsid="00358229"/>
    </style:style>
    <style:style style:name="T25" style:family="text">
      <style:text-properties officeooo:rsid="003d411d"/>
    </style:style>
    <style:style style:name="T26" style:family="text">
      <style:text-properties officeooo:rsid="0035ca71"/>
    </style:style>
    <style:style style:name="T27" style:family="text">
      <style:text-properties officeooo:rsid="003e0133"/>
    </style:style>
    <style:style style:name="T28" style:family="text">
      <style:text-properties officeooo:rsid="00344e38"/>
    </style:style>
    <style:style style:name="T29" style:family="text">
      <style:text-properties officeooo:rsid="00388edd"/>
    </style:style>
    <style:style style:name="T30" style:family="text">
      <style:text-properties officeooo:rsid="0039e117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5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5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6">7</text:span>:00 – 1<text:span text:style-name="T16">8</text:span>:00, Jueves 1<text:span text:style-name="T16">5</text:span>:00 – 1<text:span text:style-name="T16">6</text:span>:00</text:p>
      <text:p text:style-name="P3">Grupo:<text:tab/><text:tab/>7A</text:p>
      <text:p text:style-name="Standard"/>
      <text:p text:style-name="P13"><text:span text:style-name="Strong_20_Emphasis"><text:span text:style-name="T15">Final </text:span></text:span><text:span text:style-name="Strong_20_Emphasis"><text:span text:style-name="T11">Exam </text:span></text:span><text:span text:style-name="Strong_20_Emphasis"><text:span text:style-name="T12"><text:s/></text:span></text:span><text:span text:style-name="Strong_20_Emphasis"><text:span text:style-name="T13">[Factor = 0]</text:span></text:span></text:p>
      <text:p text:style-name="P13"><text:span text:style-name="Strong_20_Emphasis"><text:span text:style-name="T3">Three (3) points awarded per subtask; subtasks evaluated on a scale of 0.0-1.0; </text:span></text:span><text:span text:style-name="Strong_20_Emphasis"><text:span text:style-name="T5">xx</text:span></text:span><text:span text:style-name="Strong_20_Emphasis"><text:span text:style-name="T4"> </text:span></text:span><text:span text:style-name="Strong_20_Emphasis"><text:span text:style-name="T3"><text:s/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2"><text:span text:style-name="Strong_20_Emphasis"><text:span text:style-name="T8">Task </text:span></text:span><text:span text:style-name="Strong_20_Emphasis"><text:span text:style-name="T24">1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8"><text:span text:style-name="Strong_20_Emphasis"/></text:p>
                  <text:p text:style-name="P18"><text:span text:style-name="Strong_20_Emphasis"/></text:p>
                </table:table-cell>
                <table:table-cell table:style-name="Table1.A1" office:value-type="string">
                  <text:p text:style-name="P5"><text:span text:style-name="T19">One</text:span><text:span text:style-name="T7"> </text:span><text:span text:style-name="T8">response </text:span><text:span text:style-name="T19">is </text:span><text:span text:style-name="T7"><text:s/>provided: </text:span><text:span text:style-name="T8">a </text:span><text:span text:style-name="T19">translation of </text:span><text:span text:style-name="T24">three</text:span><text:span text:style-name="T18"> </text:span><text:span text:style-name="T19"><text:s/>paragraph</text:span><text:span text:style-name="T24">s</text:span><text:span text:style-name="T19"> describing </text:span><text:span text:style-name="T24">the SCJN of Mexico</text:span><text:span text:style-name="T19">; </text:span><text:span text:style-name="T20">translation is highly accurate</text:span></text:p>
                </table:table-cell>
                <table:table-cell table:style-name="Table1.A1" office:value-type="string">
                  <text:p text:style-name="P5"><text:span text:style-name="T19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10"><text:span text:style-name="T23">T</text:span>he account provides a sufficient amount of information and detail; <text:span text:style-name="T20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4"><text:span text:style-name="Strong_20_Emphasis"><text:span text:style-name="T6">Task </text:span></text:span><text:span text:style-name="Strong_20_Emphasis"><text:span text:style-name="T24">2</text:span></text:span><text:span text:style-name="Strong_20_Emphasis"><text:span text:style-name="T6"> </text:span></text:span><text:span text:style-name="Strong_20_Emphasis"><text:span text:style-name="T17">(6 pts)</text:span></text:span><text:span text:style-name="Strong_20_Emphasis"><text:span text:style-name="T6">:</text:span></text:span></text:p>
                  <text:p text:style-name="P19"><text:span text:style-name="Strong_20_Emphasis"/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7"><text:span text:style-name="T24">Four </text:span><text:span text:style-name="T25"><text:s/></text:span><text:span text:style-name="T8">response</text:span><text:span text:style-name="T25">s</text:span><text:span text:style-name="T8"> </text:span><text:span text:style-name="T25">are</text:span><text:span text:style-name="T19"> </text:span><text:span text:style-name="T7"><text:s/>provided: </text:span><text:span text:style-name="T22">relevant </text:span><text:span text:style-name="T24">and accurate </text:span><text:span text:style-name="T22">answers to each question </text:span></text:p>
                </table:table-cell>
                <table:table-cell table:style-name="Table1.A1" office:value-type="string">
                  <text:p text:style-name="P7"><text:span text:style-name="T7">Each of the </text:span><text:span text:style-name="T26">four </text:span><text:span text:style-name="T25"><text:s/></text:span><text:span text:style-name="T7">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1">Each of the <text:span text:style-name="T26">four </text:span><text:s/>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10">Task </text:span></text:span><text:span text:style-name="Strong_20_Emphasis"><text:span text:style-name="T27">3</text:span></text:span><text:span text:style-name="Strong_20_Emphasis"><text:span text:style-name="T10"> </text:span></text:span><text:span text:style-name="Strong_20_Emphasis"><text:span text:style-name="T17">(6 pts)</text:span></text:span><text:span text:style-name="Strong_20_Emphasis"><text:span text:style-name="T10">:</text:span></text:span></text:p>
                  <text:p text:style-name="P20"><text:span text:style-name="Strong_20_Emphasis"/></text:p>
                </table:table-cell>
                <table:table-cell table:style-name="Table1.A1" office:value-type="string">
                  <text:p text:style-name="P8"><text:span text:style-name="T27">1</text:span><text:span text:style-name="T30">1</text:span><text:span text:style-name="T7"> </text:span><text:span text:style-name="T8">responses </text:span><text:span text:style-name="T7">are provided: </text:span><text:span text:style-name="T28">definition and </text:span><text:span text:style-name="T19">translation of </text:span><text:span text:style-name="T27">1</text:span><text:span text:style-name="T30">1</text:span><text:span text:style-name="T28"> </text:span><text:span text:style-name="T29">legal </text:span><text:span text:style-name="T28">terms; def.s / <text:s/></text:span><text:span text:style-name="T20">translation</text:span><text:span text:style-name="T28">s</text:span><text:span text:style-name="T20"> </text:span><text:span text:style-name="T28">are </text:span><text:span text:style-name="T20"><text:s/>highly accurate</text:span></text:p>
                </table:table-cell>
                <table:table-cell table:style-name="Table1.A1" office:value-type="string">
                  <text:p text:style-name="P9"><text:span text:style-name="T7">Each of the </text:span><text:span text:style-name="T27">1</text:span><text:span text:style-name="T29">1</text:span><text:span text:style-name="T28"> def.s / translations </text:span>provide complete information; 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10">Each of the <text:span text:style-name="T27">1</text:span><text:span text:style-name="T29">1</text:span><text:span text:style-name="T28"> def.s / translations </text:span><text:s/>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4"><text:span text:style-name="Strong_20_Emphasis"><text:span text:style-name="T10">Task 4 </text:span></text:span><text:span text:style-name="Strong_20_Emphasis"><text:span text:style-name="T30">(3 pts)</text:span></text:span><text:span text:style-name="Strong_20_Emphasis"><text:span text:style-name="T10">:</text:span></text:span></text:p>
                  <text:p text:style-name="P17"><text:span text:style-name="Strong_20_Emphasis"/></text:p>
                </table:table-cell>
                <table:table-cell table:style-name="Table1.A5" office:value-type="string">
                  <text:p text:style-name="P21">Instructor Discretion</text:p>
                  <text:p text:style-name="P16"/>
                  <text:p text:style-name="P16"/>
                </table:table-cell>
                <table:table-cell table:style-name="Table1.A5" office:value-type="string">
                  <text:p text:style-name="P21">Instructor Discretion</text:p>
                </table:table-cell>
                <table:table-cell table:style-name="Table1.A5" office:value-type="string">
                  <text:p text:style-name="P21">Instructor Discretion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48:40.646339864</dc:date>
    <meta:editing-duration>PT2H57M54S</meta:editing-duration>
    <meta:editing-cycles>45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18" meta:character-count="1502" meta:non-whitespace-character-count="1287"/>
  </office:meta>
</office:document-meta>
</file>